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ff200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categories/{id}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categories</text:p>
          </table:table-cell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sandwichs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sandwichs/{id}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categories/{id}/sandwichs</text:p>
          </table:table-cell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filtrage des sandwichs</text:p>
          </table:table-cell>
          <table:table-cell table:style-name="ce17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sandwichs?type=val&amp;tarif=val2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gination des sanwichs</text:p>
          </table:table-cell>
          <table:table-cell table:style-name="ce17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sandwichs?page=val</text:p>
          </table:table-cell>
          <table:table-cell table:style-name="ce15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non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commandes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Modifier une commande</text:p>
          </table:table-cell>
          <table:table-cell table:style-name="ce17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UT</text:p>
          </table:table-cell>
          <table:table-cell table:style-name="ce35" office:value-type="string" calcext:value-type="string">
            <text:p>commandes/{id}</text:p>
          </table:table-cell>
          <table:table-cell table:style-name="ce15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POS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commandes/{id}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obtenir une facture</text:p>
          </table:table-cell>
          <table:table-cell table:style-name="ce17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3" office:value-type="string" calcext:value-type="string">
            <text:p>SERVICE DE SUIVI de COMMANDES POINT DE VENT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commandes/{id}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2">
          <table:table-cell table:style-name="ce11" office:value-type="float" office:value="106" calcext:value-type="float">
            <text:p>106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string" calcext:value-type="string">
            <text:p>s'authentifier pour passer en lode identifié</text:p>
          </table:table-cell>
          <table:table-cell table:style-name="ce30" office:value-type="string" calcext:value-type="string">
            <text:p><text:span text:style-name="T1">authentification</text:span>  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GE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5" office:value-type="string" calcext:value-type="string">
            <text:p>POS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33" table:number-columns-repeated="2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DELETE</text:p>
          </table:table-cell>
          <table:table-cell table:style-name="ce35" office:value-type="string" calcext:value-type="string">
            <text:p>sandwichs/{id}</text:p>
          </table:table-cell>
          <table:table-cell table:style-name="ce15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sandwichs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UT</text:p>
          </table:table-cell>
          <table:table-cell table:style-name="ce35" office:value-type="string" calcext:value-type="string">
            <text:p>sandwichs/{id}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40"/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6:.E21])+SUM([.E24:.E26])+SUM([.E30:.E35])+SUM([.E39:.E43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2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2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7:19:34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8-12-18T17:42:06.381000000</dc:date>
    <meta:editing-duration>PT10H59M12S</meta:editing-duration>
    <meta:editing-cycles>24</meta:editing-cycles>
    <meta:document-statistic meta:table-count="1" meta:cell-count="210" meta:object-count="0"/>
  </office:meta>
</office:document-meta>
</file>